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>
      <style:text-properties officeooo:paragraph-rsid="0011bccc"/>
    </style:style>
    <style:style style:name="P3" style:family="paragraph" style:parent-style-name="Table_20_Contents">
      <style:text-properties officeooo:rsid="0011bccc" officeooo:paragraph-rsid="0011bccc"/>
    </style:style>
    <style:style style:name="P4" style:family="paragraph" style:parent-style-name="Table_20_Contents" style:list-style-name="L2">
      <style:text-properties officeooo:rsid="0011bccc" officeooo:paragraph-rsid="0011b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44421901936">
          <table:table-cell table:style-name="Table1.A1" office:value-type="string">
            <text:p text:style-name="P3">Requirements:<text:line-break/></text:p>
            <text:list xml:id="list1611179400" text:style-name="L2">
              <text:list-item>
                <text:p text:style-name="P2">Domain Name System (DNS) queries</text:p>
              </text:list-item>
              <text:list-item>
                <text:p text:style-name="P2">File Transfer Protocol (FTP) transfers</text:p>
              </text:list-item>
              <text:list-item>
                <text:p text:style-name="P2">Network Time Protocol (NTP) queries</text:p>
              </text:list-item>
              <text:list-item>
                <text:p text:style-name="P2">Secure SHell (SSH) sessions</text:p>
              </text:list-item>
              <text:list-item>
                <text:p text:style-name="P2">Simple Mail Transfer Protocol (SMTP) sessions</text:p>
              </text:list-item>
              <text:list-item>
                <text:p text:style-name="P2">Web sessions over HTTP/HTTPS</text:p>
              </text:list-item>
              <text:list-item>
                <text:p text:style-name="P4">whois queries</text:p>
              </text:list-item>
            </text:list>
          </table:table-cell>
        </table:table-row>
        <table:table-row table:style-name="TableLine94744421901936">
          <table:table-cell table:style-name="Table1.A2" office:value-type="string">
            <text:p text:style-name="Table_20_Contents"/>
            <text:p text:style-name="Table_20_Contents"/>
          </table:table-cell>
        </table:table-row>
        <table:table-row table:style-name="TableLine94744421901936">
          <table:table-cell table:style-name="Table1.A2" office:value-type="string">
            <text:p text:style-name="Table_20_Contents"/>
          </table:table-cell>
        </table:table-row>
        <table:table-row table:style-name="TableLine94744421901936">
          <table:table-cell table:style-name="Table1.A2" office:value-type="string">
            <text:p text:style-name="Table_20_Contents"/>
          </table:table-cell>
        </table:table-row>
        <table:table-row table:style-name="TableLine94744421901936">
          <table:table-cell table:style-name="Table1.A2" office:value-type="string">
            <text:p text:style-name="Table_20_Contents"/>
          </table:table-cell>
        </table:table-row>
      </table:table>
      <text:list xml:id="list796612093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8:28:51.270817442</meta:creation-date>
    <meta:generator>LibreOffice/6.4.7.2$Linux_X86_64 LibreOffice_project/40$Build-2</meta:generator>
    <dc:date>2022-01-19T22:20:17.503492120</dc:date>
    <meta:editing-duration>PT3H40M28S</meta:editing-duration>
    <meta:editing-cycles>1</meta:editing-cycles>
    <meta:document-statistic meta:table-count="1" meta:image-count="0" meta:object-count="0" meta:page-count="1" meta:paragraph-count="9" meta:word-count="40" meta:character-count="240" meta:non-whitespace-character-count="215"/>
  </office:meta>
</office:document-meta>
</file>